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47cm" fo:min-width="0.22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016cm" svg:height="1.016cm" svg:x="5.191cm" svg:y="3.92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016cm" svg:height="1.016cm" svg:x="5.192cm" svg:y="6.922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016cm" svg:height="1.016cm" svg:x="8.492cm" svg:y="3.922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016cm" svg:height="1.016cm" svg:x="8.492cm" svg:y="6.92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34cm" svg:y1="7.07cm" svg:x2="5.339cm" svg:y2="4.789cm" draw:start-shape="id1" draw:start-glue-point="5" draw:end-shape="id2" draw:end-glue-point="7" svg:d="M5340 7070l-1-2281" svg:viewBox="0 0 2 2282">
          <text:p/>
        </draw:connector>
        <draw:connector draw:style-name="gr2" draw:text-style-name="P3" draw:layer="layout" draw:type="line" svg:x1="6.059cm" svg:y1="4.789cm" svg:x2="6.06cm" svg:y2="7.07cm" draw:start-shape="id2" draw:start-glue-point="9" draw:end-shape="id1" draw:end-glue-point="11" svg:d="M6059 4789l1 2281" svg:viewBox="0 0 2 2282">
          <text:p/>
        </draw:connector>
        <draw:connector draw:style-name="gr2" draw:text-style-name="P3" draw:layer="layout" draw:type="line" svg:x1="6.06cm" svg:y1="7.07cm" svg:x2="8.64cm" svg:y2="4.79cm" draw:start-shape="id1" draw:start-glue-point="11" draw:end-shape="id3" draw:end-glue-point="7" svg:d="M6060 7070l2580-2280" svg:viewBox="0 0 2581 2281">
          <text:p/>
        </draw:connector>
        <draw:connector draw:style-name="gr2" draw:text-style-name="P3" draw:layer="layout" draw:type="line" svg:x1="8.492cm" svg:y1="7.43cm" svg:x2="6.208cm" svg:y2="7.43cm" draw:start-shape="id4" draw:start-glue-point="6" draw:end-shape="id1" draw:end-glue-point="10" svg:d="M8492 7430h-2284" svg:viewBox="0 0 2285 1">
          <text:p/>
        </draw:connector>
        <draw:connector draw:style-name="gr2" draw:text-style-name="P3" draw:layer="layout" draw:type="line" svg:x1="9cm" svg:y1="4.938cm" svg:x2="9cm" svg:y2="6.922cm" draw:start-shape="id3" draw:start-glue-point="8" draw:end-shape="id4" draw:end-glue-point="4" svg:d="M9000 4938v1984" svg:viewBox="0 0 1 1985">
          <text:p/>
        </draw:connector>
        <draw:connector draw:style-name="gr2" draw:text-style-name="P3" draw:layer="layout" draw:type="line" svg:x1="6.207cm" svg:y1="4.429cm" svg:x2="8.492cm" svg:y2="4.43cm" draw:start-shape="id2" draw:start-glue-point="10" draw:end-shape="id3" draw:end-glue-point="6" svg:d="M6207 4429l2285 1" svg:viewBox="0 0 2286 2">
          <text:p/>
        </draw:connector>
        <draw:frame draw:style-name="gr3" draw:text-style-name="P4" draw:layer="layout" svg:width="0.853cm" svg:height="1.216cm" svg:x="6.969cm" svg:y="3.54cm">
          <draw:text-box>
            <text:p>5</text:p>
          </draw:text-box>
        </draw:frame>
        <draw:frame draw:style-name="gr4" draw:text-style-name="P4" draw:layer="layout" svg:width="0.635cm" svg:height="0.962cm" svg:x="9.255cm" svg:y="5.699cm">
          <draw:text-box>
            <text:p>2</text:p>
          </draw:text-box>
        </draw:frame>
        <draw:frame draw:style-name="gr3" draw:text-style-name="P4" draw:layer="layout" svg:width="0.853cm" svg:height="1.216cm" svg:x="7.57cm" svg:y="5.34cm">
          <draw:text-box>
            <text:p>4</text:p>
          </draw:text-box>
        </draw:frame>
        <draw:frame draw:style-name="gr3" draw:text-style-name="P4" draw:layer="layout" svg:width="0.853cm" svg:height="1.216cm" svg:x="4.67cm" svg:y="5.44cm">
          <draw:text-box>
            <text:p>2</text:p>
          </draw:text-box>
        </draw:frame>
        <draw:frame draw:style-name="gr3" draw:text-style-name="P4" draw:layer="layout" svg:width="0.853cm" svg:height="1.216cm" svg:x="6.97cm" svg:y="7.34cm">
          <draw:text-box>
            <text:p>1</text:p>
          </draw:text-box>
        </draw:frame>
        <draw:frame draw:style-name="gr3" draw:text-style-name="P4" draw:layer="layout" svg:width="0.853cm" svg:height="1.216cm" svg:x="5.97cm" svg:y="5.24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07T22:34:55.908000000</meta:creation-date>
    <dc:date>2021-12-07T22:40:57.759000000</dc:date>
    <meta:editing-duration>PT6M2S</meta:editing-duration>
    <meta:editing-cycles>1</meta:editing-cycles>
    <meta:document-statistic meta:object-count="16"/>
    <meta:generator>LibreOffice/6.3.2.2$Windows_X86_64 LibreOffice_project/98b30e735bda24bc04ab42594c85f7fd8be07b9c</meta:generator>
  </office:meta>
</office:document-meta>
</file>